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le Card Market Tycoon</text:p>
      <text:p text:style-name="P1"/>
      <text:p text:style-name="P2">Thank you for downloading Idle Card Market Tycoon (ICMT). In order to run the game, please open the HTML file called index.</text:p>
      <text:p text:style-name="P2"/>
      <text:p text:style-name="P2">This game is a a work in progress, and any feedback is appricheated, please email me at stewartcallum1991@gmail.com</text:p>
      <text:p text:style-name="P2"/>
      <text:p text:style-name="P5">Version 0.1 14/11/2023</text:p>
      <text:p text:style-name="P5"/>
      <text:p text:style-name="P2">Version 0.1 is an early test version of the game add currently has very few features available.</text:p>
      <text:p text:style-name="P2"/>
      <text:list xml:id="list7327895743244099577" text:style-name="L1">
        <text:list-item>
          <text:p text:style-name="P3">UI is mainly working as intend and all UI features intended to work at this point do work</text:p>
        </text:list-item>
        <text:list-item>
          <text:p text:style-name="P3">Game allows the user to purchase new products and upgrade them, but only has three at the moment (Common Card, Uncommon Card and Booster Pack)</text:p>
        </text:list-item>
      </text:list>
      <text:p text:style-name="P2"/>
      <text:p text:style-name="P5">Upcoming updates</text:p>
      <text:p text:style-name="P5"/>
      <text:list xml:id="list1987027495190000425" text:style-name="L2">
        <text:list-item>
          <text:p text:style-name="P4">A prettier UI with a colour scheme based on one of the more popular card games</text:p>
        </text:list-item>
        <text:list-item>
          <text:p text:style-name="P4">Selectable UI design, where you can choose a colour scheme based on multiple card games</text:p>
        </text:list-item>
        <text:list-item>
          <text:p text:style-name="P4">More products(of course)</text:p>
        </text:list-item>
        <text:list-item>
          <text:p text:style-name="P4">Progress bars will fill based on progress to completed time, instead of of moving side to side like a loading bar</text:p>
        </text:list-item>
        <text:list-item>
          <text:p text:style-name="P4">Introduce a save system to the game so that players can load up their progress after closing the window.</text:p>
        </text:list-item>
        <text:list-item>
          <text:p text:style-name="P4">Introduce a bonus currency where players will earn promo cards and this will allow then to purchase bonuses for products and their store, such as time boosts, cost reductions, etc</text:p>
        </text:list-item>
        <text:list-item>
          <text:p text:style-name="P4">Repuation system, where based on total money earned per reset they will gain reputation, adding a passive boost to the player income.</text:p>
        </text:list-item>
        <text:list-item>
          <text:p text:style-name="P4">Milestone bonuses where a bonus is granted to a play once they hit certain levels for products.</text:p>
        </text:list-item>
        <text:list-item>
          <text:p text:style-name="P4">An app version tah can be installed on mobile devices instead of a HTML version of the g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14T21:32:43.78</meta:creation-date>
    <meta:document-statistic meta:table-count="0" meta:image-count="0" meta:object-count="0" meta:page-count="1" meta:paragraph-count="17" meta:word-count="281" meta:character-count="1540"/>
    <dc:date>2023-11-14T21:43:44.96</dc:date>
    <meta:editing-duration>PT11M5S</meta:editing-duration>
    <meta:editing-cycles>1</meta:editing-cycles>
    <meta:generator>OpenOffice/4.1.13$Win32 OpenOffice.org_project/4113m1$Build-9810</meta:generator>
  </office:meta>
</office:document-meta>
</file>